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ta Communications Lab 3: Chat Server</text:p>
      <text:p text:style-name="P1"/>
      <text:p text:style-name="P2">Design Summary</text:p>
      <text:p text:style-name="P2"/>
      <text:p text:style-name="P2">Client Specifications</text:p>
      <text:p text:style-name="P2"/>
      <text:p text:style-name="P2">Server Specifications</text:p>
      <text:p text:style-name="P2"/>
      <text:p text:style-name="P2"/>
      <text:p text:style-name="P2"/>
      <text:p text:style-name="P2"/>
      <text:p text:style-name="P2"/>
      <text:p text:style-name="P2"/>
      <text:p text:style-name="P2">hi everyone</text:p>
      <text:p text:style-name="P2"/>
      <text:p text:style-name="P2">/group 3 hey bros</text:p>
      <text:p text:style-name="P2"/>
      <text:p text:style-name="P2">/kick ben</text:p>
      <text:p text:style-name="P2"/>
      <text:p text:style-name="P2">groupsend 3 hi eyasdf</text:p>
      <text:p text:style-name="P2"/>
      <text:p text:style-name="P2">say hi everyone</text:p>
      <text:p text:style-name="P2"/>
      <text:p text:style-name="P2">user say “asdflkjasf”</text:p>
      <text:p text:style-name="P2"/>
      <text:p text:style-name="P2">USER COMMAND ARGS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nan </meta:initial-creator>
    <meta:creation-date>2013-10-03T14:57:25</meta:creation-date>
    <meta:document-statistic meta:table-count="0" meta:image-count="0" meta:object-count="0" meta:page-count="1" meta:paragraph-count="11" meta:word-count="33" meta:character-count="205" meta:non-whitespace-character-count="183"/>
    <dc:date>2013-10-03T15:07:18</dc:date>
    <dc:creator>Brennan </dc:creator>
    <meta:editing-duration>PT9M53S</meta:editing-duration>
    <meta:editing-cycles>1</meta:editing-cycles>
    <meta:generator>LibreOffice/3.4$Unix LibreOffice_project/340m1$Build-502</meta:generator>
  </office:meta>
</office:document-meta>
</file>